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2e2e4" officeooo:paragraph-rsid="0012e2e4"/>
    </style:style>
    <style:style style:name="P3" style:family="paragraph" style:parent-style-name="Standard">
      <style:paragraph-properties fo:text-align="start" style:justify-single-word="false"/>
      <style:text-properties officeooo:rsid="0012e2e4" officeooo:paragraph-rsid="0012e2e4"/>
    </style:style>
    <style:style style:name="P4" style:family="paragraph" style:parent-style-name="Standard">
      <style:paragraph-properties fo:text-align="start" style:justify-single-word="false"/>
      <style:text-properties officeooo:rsid="00160809" officeooo:paragraph-rsid="00160809"/>
    </style:style>
    <style:style style:name="P5" style:family="paragraph" style:parent-style-name="Standard">
      <style:paragraph-properties fo:text-align="start" style:justify-single-word="false"/>
      <style:text-properties officeooo:paragraph-rsid="001d8aff"/>
    </style:style>
    <style:style style:name="P6" style:family="paragraph" style:parent-style-name="Standard">
      <style:paragraph-properties fo:text-align="start" style:justify-single-word="false"/>
      <style:text-properties fo:font-size="16pt" fo:font-weight="bold" officeooo:rsid="0019f858" officeooo:paragraph-rsid="0019f858"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2pt" fo:font-weight="bold" officeooo:rsid="0019f858" officeooo:paragraph-rsid="0019f858"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19f858" officeooo:paragraph-rsid="0019f85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9f858" officeooo:paragraph-rsid="001d8af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60809" officeooo:paragraph-rsid="001c635c" style:font-size-asian="10.5pt" style:font-weight-asian="normal" style:font-size-complex="12pt" style:font-weight-complex="normal"/>
    </style:style>
    <style:style style:name="P11" style:family="paragraph" style:parent-style-name="Standard">
      <style:paragraph-properties fo:text-align="start" style:justify-single-word="false" fo:break-before="page"/>
      <style:text-properties officeooo:rsid="00160809" officeooo:paragraph-rsid="00160809"/>
    </style:style>
    <style:style style:name="P12" style:family="paragraph" style:parent-style-name="Standard" style:list-style-name="L1">
      <style:paragraph-properties fo:text-align="start" style:justify-single-word="false"/>
      <style:text-properties officeooo:rsid="00137bcb" officeooo:paragraph-rsid="00137bcb"/>
    </style:style>
    <style:style style:name="P13" style:family="paragraph" style:parent-style-name="Standard" style:list-style-name="L1">
      <style:paragraph-properties fo:text-align="start" style:justify-single-word="false"/>
      <style:text-properties officeooo:rsid="00137bcb" officeooo:paragraph-rsid="00160809"/>
    </style:style>
    <style:style style:name="P14" style:family="paragraph" style:parent-style-name="Standard" style:list-style-name="L1">
      <style:paragraph-properties fo:text-align="start" style:justify-single-word="false"/>
      <style:text-properties officeooo:rsid="00160809" officeooo:paragraph-rsid="00160809"/>
    </style:style>
    <style:style style:name="P15" style:family="paragraph" style:parent-style-name="Standard" style:list-style-name="L1">
      <style:paragraph-properties fo:text-align="start" style:justify-single-word="false"/>
      <style:text-properties officeooo:rsid="00160809" officeooo:paragraph-rsid="00170847"/>
    </style:style>
    <style:style style:name="P16" style:family="paragraph" style:parent-style-name="Standard" style:list-style-name="L1">
      <style:paragraph-properties fo:text-align="start" style:justify-single-word="false"/>
      <style:text-properties officeooo:paragraph-rsid="00137bcb"/>
    </style:style>
    <style:style style:name="P17" style:family="paragraph" style:parent-style-name="Standard" style:list-style-name="L1">
      <style:paragraph-properties fo:text-align="start" style:justify-single-word="false"/>
      <style:text-properties officeooo:paragraph-rsid="0014ebc8"/>
    </style:style>
    <style:style style:name="P18" style:family="paragraph" style:parent-style-name="Standard" style:list-style-name="L1">
      <style:paragraph-properties fo:text-align="start" style:justify-single-word="false"/>
      <style:text-properties officeooo:paragraph-rsid="00170847"/>
    </style:style>
    <style:style style:name="P19" style:family="paragraph" style:parent-style-name="Standard" style:list-style-name="L1">
      <style:paragraph-properties fo:text-align="start" style:justify-single-word="false"/>
      <style:text-properties officeooo:paragraph-rsid="00160809"/>
    </style:style>
    <style:style style:name="P20" style:family="paragraph" style:parent-style-name="Standard" style:list-style-name="L1">
      <style:paragraph-properties fo:text-align="start" style:justify-single-word="false"/>
      <style:text-properties officeooo:rsid="0014ebc8" officeooo:paragraph-rsid="0014ebc8"/>
    </style:style>
    <style:style style:name="P21" style:family="paragraph" style:parent-style-name="Standard" style:list-style-name="L1">
      <style:paragraph-properties fo:text-align="start" style:justify-single-word="false"/>
      <style:text-properties officeooo:rsid="0014ebc8" officeooo:paragraph-rsid="00160809"/>
    </style:style>
    <style:style style:name="P22" style:family="paragraph" style:parent-style-name="Standard" style:list-style-name="L1">
      <style:paragraph-properties fo:text-align="start" style:justify-single-word="false"/>
      <style:text-properties officeooo:rsid="00170847" officeooo:paragraph-rsid="00170847"/>
    </style:style>
    <style:style style:name="P23" style:family="paragraph" style:parent-style-name="Standard">
      <style:paragraph-properties fo:text-align="start" style:justify-single-word="false"/>
      <style:text-properties fo:font-size="12pt" fo:font-weight="normal" officeooo:rsid="001b338f" officeooo:paragraph-rsid="001d8af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f017e" officeooo:paragraph-rsid="001f778b"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9f858" officeooo:paragraph-rsid="00209ce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9f858" officeooo:paragraph-rsid="0024015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9f858" officeooo:paragraph-rsid="0024a297"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fo:font-size="14pt" fo:font-weight="bold" officeooo:rsid="001d8aff" officeooo:paragraph-rsid="001d8aff" style:font-size-asian="14pt" style:font-weight-asian="bold" style:font-size-complex="14pt" style:font-weight-complex="bold"/>
    </style:style>
    <style:style style:name="P29" style:family="paragraph" style:parent-style-name="Standard" style:list-style-name="L2">
      <style:paragraph-properties fo:text-align="start" style:justify-single-word="false"/>
      <style:text-properties fo:font-size="14pt" fo:font-weight="bold" officeooo:rsid="001f778b" officeooo:paragraph-rsid="001f778b"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rsid="001f778b" officeooo:paragraph-rsid="001f778b"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1f778b" officeooo:paragraph-rsid="00209cef" style:font-size-asian="14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bold" officeooo:rsid="001f778b" officeooo:paragraph-rsid="0024a297"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fo:font-weight="bold" officeooo:rsid="001f778b" officeooo:paragraph-rsid="0024da93"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size="14pt" fo:font-weight="bold" officeooo:rsid="001f778b" officeooo:paragraph-rsid="0025a1d1"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rsid="001f778b" officeooo:paragraph-rsid="0027e5c8"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bold" officeooo:rsid="001f778b" officeooo:paragraph-rsid="00209cef" style:font-size-asian="14pt" style:font-weight-asian="bold" style:font-size-complex="14pt" style:font-weight-complex="bold"/>
    </style:style>
    <style:style style:name="T1" style:family="text">
      <style:text-properties officeooo:rsid="00137bcb"/>
    </style:style>
    <style:style style:name="T2" style:family="text">
      <style:text-properties officeooo:rsid="0014ebc8"/>
    </style:style>
    <style:style style:name="T3" style:family="text">
      <style:text-properties officeooo:rsid="00160809"/>
    </style:style>
    <style:style style:name="T4" style:family="text">
      <style:text-properties officeooo:rsid="00170847"/>
    </style:style>
    <style:style style:name="T5" style:family="text">
      <style:text-properties officeooo:rsid="0019f858"/>
    </style:style>
    <style:style style:name="T6" style:family="text">
      <style:text-properties officeooo:rsid="001b338f"/>
    </style:style>
    <style:style style:name="T7" style:family="text">
      <style:text-properties officeooo:rsid="001c4e83"/>
    </style:style>
    <style:style style:name="T8" style:family="text">
      <style:text-properties officeooo:rsid="001c635c"/>
    </style:style>
    <style:style style:name="T9" style:family="text">
      <style:text-properties fo:font-size="12pt" fo:font-weight="normal" officeooo:rsid="0019f858" style:font-size-asian="10.5pt" style:font-weight-asian="normal" style:font-size-complex="12pt" style:font-weight-complex="normal"/>
    </style:style>
    <style:style style:name="T10" style:family="text">
      <style:text-properties fo:font-size="12pt" fo:font-weight="normal" officeooo:rsid="001b338f" style:font-size-asian="10.5pt" style:font-weight-asian="normal" style:font-size-complex="12pt" style:font-weight-complex="normal"/>
    </style:style>
    <style:style style:name="T11" style:family="text">
      <style:text-properties fo:font-size="12pt" fo:font-weight="normal" officeooo:rsid="001c4e83" style:font-size-asian="10.5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209cef" style:font-size-asian="12pt" style:font-weight-asian="normal" style:font-size-complex="12pt" style:font-weight-complex="normal"/>
    </style:style>
    <style:style style:name="T14" style:family="text">
      <style:text-properties fo:font-size="12pt" fo:font-weight="normal" officeooo:rsid="0024a297" style:font-size-asian="12pt" style:font-weight-asian="normal" style:font-size-complex="12pt" style:font-weight-complex="normal"/>
    </style:style>
    <style:style style:name="T15" style:family="text">
      <style:text-properties fo:font-size="12pt" fo:font-weight="normal" officeooo:rsid="0024da93" style:font-size-asian="12pt" style:font-weight-asian="normal" style:font-size-complex="12pt" style:font-weight-complex="normal"/>
    </style:style>
    <style:style style:name="T16" style:family="text">
      <style:text-properties fo:font-size="12pt" fo:font-weight="normal" officeooo:rsid="0025a1d1" style:font-size-asian="12pt" style:font-weight-asian="normal" style:font-size-complex="12pt" style:font-weight-complex="normal"/>
    </style:style>
    <style:style style:name="T17" style:family="text">
      <style:text-properties fo:font-size="12pt" fo:font-weight="normal" officeooo:rsid="00269cdd" style:font-size-asian="12pt" style:font-weight-asian="normal" style:font-size-complex="12pt" style:font-weight-complex="normal"/>
    </style:style>
    <style:style style:name="T18" style:family="text">
      <style:text-properties fo:font-size="12pt" fo:font-weight="normal" officeooo:rsid="0027e5c8" style:font-size-asian="12pt" style:font-weight-asian="normal" style:font-size-complex="12pt" style:font-weight-complex="normal"/>
    </style:style>
    <style:style style:name="T19" style:family="text">
      <style:text-properties fo:font-size="12pt" officeooo:rsid="0024a297" style:font-size-asian="12pt" style:font-size-complex="12pt"/>
    </style:style>
    <style:style style:name="T20" style:family="text">
      <style:text-properties fo:font-size="12pt" officeooo:rsid="0024da93" style:font-size-asian="12pt" style:font-size-complex="12pt"/>
    </style:style>
    <style:style style:name="T21" style:family="text">
      <style:text-properties fo:font-size="12pt" officeooo:rsid="0025a1d1" style:font-size-asian="12pt" style:font-size-complex="12pt"/>
    </style:style>
    <style:style style:name="T22" style:family="text">
      <style:text-properties fo:font-size="12pt" officeooo:rsid="0027e5c8" style:font-size-asian="12pt" style:font-size-complex="12pt"/>
    </style:style>
    <style:style style:name="T23" style:family="text">
      <style:text-properties fo:font-size="12pt" officeooo:rsid="00285f67" style:font-size-asian="12pt" style:font-size-complex="12pt"/>
    </style:style>
    <style:style style:name="T24" style:family="text">
      <style:text-properties officeooo:rsid="001d8aff"/>
    </style:style>
    <style:style style:name="T25" style:family="text">
      <style:text-properties officeooo:rsid="001f017e"/>
    </style:style>
    <style:style style:name="T26" style:family="text">
      <style:text-properties officeooo:rsid="001f778b"/>
    </style:style>
    <style:style style:name="T27" style:family="text">
      <style:text-properties officeooo:rsid="00209cef"/>
    </style:style>
    <style:style style:name="T28" style:family="text">
      <style:text-properties officeooo:rsid="00223071"/>
    </style:style>
    <style:style style:name="T29" style:family="text">
      <style:text-properties officeooo:rsid="00240158"/>
    </style:style>
    <style:style style:name="T30" style:family="text">
      <style:text-properties style:text-position="super 58%" officeooo:rsid="00240158"/>
    </style:style>
    <style:style style:name="T31" style:family="text">
      <style:text-properties officeooo:rsid="0024a2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An Analysis of Side Effects of Hadoop's Optimization in Data Center</text:p>
      <text:p text:style-name="P3"/>
      <text:p text:style-name="P3"/>
      <text:p text:style-name="P3"/>
      <text:p text:style-name="P3"/>
      <text:p text:style-name="P3"/>
      <text:p text:style-name="P3"/>
      <text:list xml:id="list4213930761" text:style-name="L1">
        <text:list-item>
          <text:p text:style-name="P12">Introduction </text:p>
          <text:list>
            <text:list-item>
              <text:p text:style-name="P12">Motivation</text:p>
            </text:list-item>
            <text:list-item>
              <text:p text:style-name="P12">Objective </text:p>
            </text:list-item>
            <text:list-item>
              <text:p text:style-name="P12">Contribution</text:p>
            </text:list-item>
            <text:list-item>
              <text:p text:style-name="P12">Results </text:p>
            </text:list-item>
            <text:list-item>
              <text:p text:style-name="P12">Thesis Overview</text:p>
            </text:list-item>
          </text:list>
        </text:list-item>
      </text:list>
      <text:p text:style-name="P4"/>
      <text:list xml:id="list476060226" text:continue-numbering="true" text:style-name="L1">
        <text:list-item>
          <text:p text:style-name="P14">Background</text:p>
          <text:list>
            <text:list-item>
              <text:p text:style-name="P14">MapReduce</text:p>
            </text:list-item>
            <text:list-item>
              <text:p text:style-name="P14">Architecture of Hadoop</text:p>
              <text:list>
                <text:list-item>
                  <text:p text:style-name="P14">HDFS</text:p>
                </text:list-item>
                <text:list-item>
                  <text:p text:style-name="P14">Hadoop Components</text:p>
                </text:list-item>
                <text:list-item>
                  <text:p text:style-name="P14">FIFO Scheduler </text:p>
                </text:list-item>
              </text:list>
            </text:list-item>
            <text:list-item>
              <text:p text:style-name="P13">Cloud Computing</text:p>
              <text:list>
                <text:list-item>
                  <text:p text:style-name="P13">Private </text:p>
                </text:list-item>
                <text:list-item>
                  <text:p text:style-name="P13">Public </text:p>
                </text:list-item>
                <text:list-item>
                  <text:p text:style-name="P13">Hybrid </text:p>
                </text:list-item>
                <text:list-item>
                  <text:p text:style-name="P13">Community</text:p>
                  <text:p text:style-name="P13"/>
                </text:list-item>
              </text:list>
            </text:list-item>
          </text:list>
        </text:list-item>
        <text:list-item>
          <text:p text:style-name="P12">Related Work</text:p>
          <text:list>
            <text:list-item>
              <text:p text:style-name="P12">Introduction</text:p>
            </text:list-item>
            <text:list-item>
              <text:p text:style-name="P16"><text:span text:style-name="T1">Hadoop </text:span><text:span text:style-name="T3">Optimizations</text:span></text:p>
              <text:list>
                <text:list-item>
                  <text:p text:style-name="P12">Capacity Scheduler</text:p>
                </text:list-item>
                <text:list-item>
                  <text:p text:style-name="P12">Fair Share Scheduler </text:p>
                </text:list-item>
                <text:list-item>
                  <text:p text:style-name="P16"><text:span text:style-name="T1">LATE </text:span><text:span text:style-name="T3">Scheduler</text:span></text:p>
                </text:list-item>
                <text:list-item>
                  <text:p text:style-name="P12">Dynamic Scheduler</text:p>
                </text:list-item>
              </text:list>
            </text:list-item>
            <text:list-item>
              <text:p text:style-name="P14">Data Center</text:p>
              <text:list>
                <text:list-item>
                  <text:p text:style-name="P14">Homogeneous Data Center</text:p>
                </text:list-item>
                <text:list-item>
                  <text:p text:style-name="P14">Heterogeneous Data Center</text:p>
                </text:list-item>
              </text:list>
            </text:list-item>
          </text:list>
        </text:list-item>
      </text:list>
      <text:p text:style-name="P4"/>
      <text:list xml:id="list1834477394" text:continue-numbering="true" text:style-name="L1">
        <text:list-item>
          <text:p text:style-name="P14">Implementation</text:p>
          <text:list>
            <text:list-item>
              <text:p text:style-name="P20">TestBed</text:p>
            </text:list-item>
            <text:list-item>
              <text:p text:style-name="P20">Hadoop</text:p>
              <text:list>
                <text:list-item>
                  <text:p text:style-name="P20">Hadoop Scheduler </text:p>
                </text:list-item>
                <text:list-item>
                  <text:p text:style-name="P20">Hadoop Component</text:p>
                </text:list-item>
                <text:list-item>
                  <text:p text:style-name="P20"/>
                </text:list-item>
              </text:list>
            </text:list-item>
            <text:list-item>
              <text:p text:style-name="P20">Cassandra</text:p>
            </text:list-item>
            <text:list-item>
              <text:p text:style-name="P17"><text:span text:style-name="T2">Web Service </text:span><text:span text:style-name="T4">Benchmark</text:span></text:p>
              <text:list>
                <text:list-item>
                  <text:p text:style-name="P20">Faban Master </text:p>
                </text:list-item>
                <text:list-item>
                  <text:p text:style-name="P20">Backend Database</text:p>
                </text:list-item>
                <text:list-item>
                  <text:p text:style-name="P20">Web Server </text:p>
                </text:list-item>
              </text:list>
            </text:list-item>
            <text:list-item>
              <text:p text:style-name="P20"><text:soft-page-break/>Ubuntu VM</text:p>
            </text:list-item>
            <text:list-item>
              <text:p text:style-name="P20">Workload</text:p>
              <text:list>
                <text:list-item>
                  <text:p text:style-name="P20">TeraSort</text:p>
                </text:list-item>
                <text:list-item>
                  <text:p text:style-name="P20">Facebook Synthesize Traces</text:p>
                </text:list-item>
              </text:list>
            </text:list-item>
            <text:list-item>
              <text:p text:style-name="P20">Open Stack </text:p>
            </text:list-item>
            <text:list-item>
              <text:p text:style-name="P20">Resources</text:p>
              <text:list>
                <text:list-item>
                  <text:p text:style-name="P20">Physical Machines </text:p>
                </text:list-item>
                <text:list-item>
                  <text:p text:style-name="P20">Component</text:p>
                  <text:p text:style-name="P20"/>
                </text:list-item>
              </text:list>
            </text:list-item>
            <text:list-item>
              <text:p text:style-name="P20">Tools</text:p>
              <text:list>
                <text:list-item>
                  <text:p text:style-name="P20">Bandwidth Monitor</text:p>
                </text:list-item>
                <text:list-item>
                  <text:p text:style-name="P20">MPstat </text:p>
                </text:list-item>
                <text:list-item>
                  <text:p text:style-name="P20">Iostat</text:p>
                  <text:p text:style-name="P20"/>
                </text:list-item>
              </text:list>
            </text:list-item>
            <text:list-item>
              <text:p text:style-name="P14">Summary </text:p>
              <text:list>
                <text:list-header>
                  <text:p text:style-name="P12"/>
                </text:list-header>
              </text:list>
            </text:list-item>
          </text:list>
        </text:list-item>
        <text:list-item>
          <text:p text:style-name="P14">Evaluation</text:p>
          <text:list>
            <text:list-item>
              <text:p text:style-name="P21">Hadoop Base line</text:p>
              <text:list>
                <text:list-item>
                  <text:p text:style-name="P15">Objective</text:p>
                </text:list-item>
                <text:list-item>
                  <text:p text:style-name="P18"><text:span text:style-name="T3">Experiment </text:span><text:span text:style-name="T4">Description</text:span></text:p>
                </text:list-item>
                <text:list-item>
                  <text:p text:style-name="P22">Discussion</text:p>
                </text:list-item>
              </text:list>
            </text:list-item>
            <text:list-item>
              <text:p text:style-name="P21">Hadoop Colocated</text:p>
              <text:list>
                <text:list-item>
                  <text:p text:style-name="P15">Objective</text:p>
                </text:list-item>
                <text:list-item>
                  <text:p text:style-name="P18"><text:span text:style-name="T3">Experiment </text:span><text:span text:style-name="T4">Description</text:span></text:p>
                </text:list-item>
                <text:list-item>
                  <text:p text:style-name="P22">Discussion</text:p>
                </text:list-item>
              </text:list>
            </text:list-item>
            <text:list-item>
              <text:p text:style-name="P21">Hadoop and Cassandra </text:p>
              <text:list>
                <text:list-item>
                  <text:p text:style-name="P15">Objective</text:p>
                </text:list-item>
                <text:list-item>
                  <text:p text:style-name="P18"><text:span text:style-name="T3">Experiment </text:span><text:span text:style-name="T4">Description</text:span></text:p>
                </text:list-item>
                <text:list-item>
                  <text:p text:style-name="P18"><text:span text:style-name="T4">Discussion</text:span><text:span text:style-name="T2"> </text:span></text:p>
                </text:list-item>
              </text:list>
            </text:list-item>
            <text:list-item>
              <text:p text:style-name="P21">Hadoop and Web Service </text:p>
              <text:list>
                <text:list-item>
                  <text:p text:style-name="P14">Objective</text:p>
                </text:list-item>
                <text:list-item>
                  <text:p text:style-name="P19"><text:span text:style-name="T3">Experiment </text:span><text:span text:style-name="T4">Description</text:span></text:p>
                </text:list-item>
                <text:list-item>
                  <text:p text:style-name="P22">Discussion</text:p>
                </text:list-item>
              </text:list>
            </text:list-item>
            <text:list-item>
              <text:p text:style-name="P21">Hadoop, Web Service and Cassandra </text:p>
              <text:list>
                <text:list-item>
                  <text:p text:style-name="P15">Objective</text:p>
                </text:list-item>
                <text:list-item>
                  <text:p text:style-name="P18"><text:span text:style-name="T3">Experiment </text:span><text:span text:style-name="T4">Description</text:span></text:p>
                </text:list-item>
                <text:list-item>
                  <text:p text:style-name="P22">Discussion</text:p>
                </text:list-item>
              </text:list>
              <text:p text:style-name="P21"/>
            </text:list-item>
          </text:list>
        </text:list-item>
        <text:list-item>
          <text:p text:style-name="P14">Conclusion</text:p>
          <text:list>
            <text:list-item>
              <text:p text:style-name="P14">Discussion </text:p>
            </text:list-item>
            <text:list-item>
              <text:p text:style-name="P14">Future Work </text:p>
            </text:list-item>
          </text:list>
          <text:p text:style-name="P14"/>
          <text:p text:style-name="P14">Bibliography</text:p>
          <text:p text:style-name="P14"/>
        </text:list-item>
      </text:list>
      <text:p text:style-name="P11"/>
      <text:p text:style-name="P6">Background</text:p>
      <text:p text:style-name="P7"/>
      <text:p text:style-name="P8"/>
      <text:p text:style-name="P10"><text:span text:style-name="T6"><text:s text:c="3"/>Today's most popular applications are interned based applications such as, social media, e-commerce, etc. </text:span><text:span text:style-name="T8">For</text:span><text:span text:style-name="T6"> user interacts with these applications , various data such as <text:s/></text:span><text:span text:style-name="T8">clickstream data</text:span><text:span text:style-name="T6">,</text:span><text:span text:style-name="T5">crawled web documents, web requests, logs, </text:span><text:span text:style-name="T6">etc, are generated. As the applications serve</text:span><text:span text:style-name="T7">s</text:span><text:span text:style-name="T6"> millions of users around the globe, so the amount generated data is also huge or so called Big Data. This Big Data is is </text:span><text:span text:style-name="T7">potential gold mine</text:span><text:span text:style-name="T6"> for the companies to </text:span><text:span text:style-name="T7">understand access pattern </text:span><text:span text:style-name="T8">and</text:span><text:span text:style-name="T6"> ad revenue of the company. </text:span><text:span text:style-name="T8"><text:s/>clickstream data for user actions are the main sources for the developers and operators to diagnose problems in production. </text:span></text:p>
      <text:p text:style-name="P8"/>
      <text:p text:style-name="P5"><text:span text:style-name="T9"><text:s text:c="4"/>The Authors in Google implemented many special</text:span><text:span text:style-name="T10">-</text:span><text:span text:style-name="T9">purpose computation paradigm in the past years. The purpose of these spcial-purpose computation was to process large amount of raw data such as crawled web documents, web requests, logs, etc. The process of large data help</text:span><text:span text:style-name="T10">s</text:span><text:span text:style-name="T9"> Google to compute various graph of derived data, such as inverted indices, various graph representation of web documents, summaries of number of pages crawled per hos</text:span><text:span text:style-name="T11">t</text:span><text:span text:style-name="T9">, </text:span><text:span text:style-name="T10">the </text:span><text:span text:style-name="T9">set of most frequent </text:span><text:span text:style-name="T10">queries in a data , etc. </text:span></text:p>
      <text:p text:style-name="P23"/>
      <text:p text:style-name="P23"/>
      <text:list xml:id="list1919799056" text:style-name="L2">
        <text:list-item>
          <text:p text:style-name="P28">MapReduce</text:p>
        </text:list-item>
      </text:list>
      <text:p text:style-name="P8"><text:s text:c="17"/></text:p>
      <text:p text:style-name="P25"><text:s text:c="15"/><text:span text:style-name="T24">MapReduce is a programming model and associated implementation </text:span><text:span text:style-name="T25">for</text:span><text:span text:style-name="T24"> process large data sets in parallel. </text:span><text:span text:style-name="T26">The mapreduce program reads input key/value pairs and generates output key/value pairs. </text:span><text:span text:style-name="T24">A mapreduce program consist of</text:span><text:span text:style-name="T25"> </text:span><text:span text:style-name="T24">Map and</text:span><text:span text:style-name="T25"> </text:span><text:span text:style-name="T24">Reduce </text:span><text:span text:style-name="T28">phases</text:span><text:span text:style-name="T24">. </text:span><text:span text:style-name="T25">The m</text:span><text:span text:style-name="T24">ap </text:span><text:span text:style-name="T28">and reduce phases can be defined as map and reduce functions written by programmer.</text:span><text:span text:style-name="T24"> </text:span><text:span text:style-name="T28">The map function </text:span><text:span text:style-name="T24">read input </text:span><text:span text:style-name="T25">data as </text:span><text:span text:style-name="T24"><text:s/>key/value pairs </text:span><text:span text:style-name="T25">and generates intermediate value</text:span><text:span text:style-name="T26">s</text:span><text:span text:style-name="T25">.</text:span><text:span text:style-name="T29">Output of map function si processed by mapreduce platform to </text:span><text:span text:style-name="T25"><text:s/>The reduce f</text:span><text:span text:style-name="T28">unction </text:span><text:span text:style-name="T25">reads intermediate data generated from map function(s) and merges all values associated with same intermediate key.</text:span></text:p>
      <text:p text:style-name="P25"><text:span text:style-name="T27">Mapreduce is designed to run jobs that lasts minutes or hours on dedicated hardware in singl</text:span><text:span text:style-name="T28">e</text:span><text:span text:style-name="T27"> data center, with very high bandwidth interconnects. </text:span><text:span text:style-name="T26"><text:s/></text:span></text:p>
      <text:p text:style-name="P25"><text:span text:style-name="T26"/></text:p>
      <text:p text:style-name="P26"><text:span text:style-name="T29">*** Map Reduce Example, page 21, Hadoop Definitive Guide, 3</text:span><text:span text:style-name="T30">rd</text:span><text:span text:style-name="T29"> Edition. </text:span></text:p>
      <text:p text:style-name="P26"><text:span text:style-name="T29"/></text:p>
      <text:p text:style-name="P27"><text:span text:style-name="T31"/></text:p>
      <text:p text:style-name="P26"><text:span text:style-name="T29"/></text:p>
      <text:p text:style-name="P24"/>
      <text:list xml:id="list1070279679" text:continue-numbering="true" text:style-name="L2">
        <text:list-item>
          <text:p text:style-name="P29">Hadoop</text:p>
        </text:list-item>
      </text:list>
      <text:p text:style-name="P31"><text:s text:c="22"/><text:span text:style-name="T12"><text:s/></text:span><text:span text:style-name="T13">Hadoop was created by Doug Cutting, the creator of Apache Lucene, the widely used text search library[3].The name hadoop is not an acronyme; it is made-up name by kid of Doug Cutting calling his yellow elephant toy “hadoop”. </text:span></text:p>
      <text:p text:style-name="P31"><text:span text:style-name="T13"/></text:p>
      <text:p text:style-name="P36"><text:span text:style-name="T13"/></text:p>
      <text:p text:style-name="P31"><text:span text:style-name="T13"/></text:p>
      <text:p text:style-name="P33"><text:span text:style-name="T19">Job: </text:span><text:span text:style-name="T14">Map</text:span><text:span text:style-name="T16">R</text:span><text:span text:style-name="T14">educe job is unit of work that need to be processed by </text:span><text:span text:style-name="T15">nodes</text:span><text:span text:style-name="T14">. It consist of input data, job configuration information and </text:span><text:span text:style-name="T16">M</text:span><text:span text:style-name="T14">ap</text:span><text:span text:style-name="T16">R</text:span><text:span text:style-name="T14">educe program. </text:span><text:span text:style-name="T15">To run the jobs, Hadoop divides it into smaller pieces called tasks. There are two types of tasks: map tasks and reduce tasks. </text:span></text:p>
      <text:p text:style-name="P33"><text:span text:style-name="T15"/></text:p>
      <text:p text:style-name="P33"><text:span text:style-name="T15">Job execution are controlled by two components of </text:span><text:span text:style-name="T16">H</text:span><text:span text:style-name="T15">adoop called JobTracker and TaskTracker. Jobtracker is responsible to run all jobs on system. It coordinates job execution by scheduling tasks on </text:span><text:span text:style-name="T16">tasktracker. The</text:span><text:span text:style-name="T15"> jobtracker maintains record about status of each job. The tasktracker executes tasks on nodes and sends progress report to jobtracker. In case </text:span><text:span text:style-name="T16">if </text:span><text:span text:style-name="T15">task execution fail</text:span><text:span text:style-name="T16">ed</text:span><text:span text:style-name="T15">, the jobtracker can rescheduler the task on same or different tasktracker. <text:s/></text:span></text:p>
      <text:p text:style-name="P32"><text:span text:style-name="T15"/></text:p>
      <text:p text:style-name="P34"><text:span text:style-name="T21">Job Creation:</text:span><text:span text:style-name="T16"> Usually the data to be process by Hadoop is </text:span><text:span text:style-name="T18">very </text:span><text:span text:style-name="T16">large </text:span><text:span text:style-name="T18">data set</text:span><text:span text:style-name="T16">. Hadoop divides this large input data to small fixed-size “input split” or “split”. Each split is called MapReduce </text:span><text:span text:style-name="T17">job. The splits are fed as input to user defined map function. </text:span><text:span text:style-name="T18">Map functions read each record of input split and process it. </text:span><text:span text:style-name="T17">Having many small jobs mean that the execution time for each job is smaller comparing to large input. So if we run the small jobs in parallel on </text:span><text:span text:style-name="T18">H</text:span><text:span text:style-name="T17">adoop cluster, the total time of processing </text:span><text:span text:style-name="T18">all </text:span><text:span text:style-name="T17">small jobs will </text:span><text:span text:style-name="T18">be smaller than total time to process large input data set.</text:span></text:p>
      <text:p text:style-name="P34"><text:span text:style-name="T18"/></text:p>
      <text:p text:style-name="P35"><text:span text:style-name="T18">If the job size is very small , then the job creation and map creation time will dominante the over all execution of job. Therefor usually the size of MapReduce jobs are the same as the HDFS block size , which is 64 MB. Such job size is good for Rack Locality Feature of Hadoop. </text:span></text:p>
      <text:p text:style-name="P35"><text:span text:style-name="T18"/></text:p>
      <text:p text:style-name="P35"><text:span text:style-name="T23">Data</text:span><text:span text:style-name="T22"> Locality:</text:span><text:span text:style-name="T18"> </text:span><text:span text:style-name="T22"><text:s text:c="2"/></text:span></text:p>
      <text:p text:style-name="P32"><text:span text:style-name="T20"/></text:p>
      <text:p text:style-name="P32"><text:span text:style-name="T15"/></text:p>
      <text:p text:style-name="P30"><text:s text:c="20"/></text:p>
      <text:p text:style-name="P9"><text:s text:c="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7T01:25:32</meta:creation-date>
    <meta:generator>LibreOffice/3.6$Linux_X86_64 LibreOffice_project/360m1$Build-2</meta:generator>
    <dc:date>2013-07-29T03:54:00</dc:date>
    <meta:editing-duration>PT2H43M</meta:editing-duration>
    <meta:editing-cycles>9</meta:editing-cycles>
    <meta:document-statistic meta:table-count="0" meta:image-count="0" meta:object-count="0" meta:page-count="4" meta:paragraph-count="93" meta:word-count="836" meta:character-count="5147" meta:non-whitespace-character-count="4341"/>
  </office:meta>
</office:document-meta>
</file>